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1D100002858000010200FC4E98F028F669F.svg" manifest:media-type="image/svg+xml"/>
  <manifest:file-entry manifest:full-path="Pictures/10000201000001860000009C2097C46D40B27C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나눔바른고딕" svg:font-family="나눔바른고딕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  <style:font-face style:name="나눔바른고딕1" svg:font-family="나눔바른고딕" style:font-family-generic="system" style:font-pitch="variable"/>
  </office:font-face-decls>
  <office:automatic-styles>
    <style:style style:name="dp1" style:family="drawing-page">
      <style:drawing-page-properties draw:fill="solid" draw:fill-color="#d1c6a1"/>
    </style:style>
    <style:style style:name="gr1" style:family="graphic" style:parent-style-name="Default_20_Drawing_20_Style_5f_1">
      <style:graphic-properties draw:stroke="none" draw:fill-color="#efbe54" draw:textarea-horizontal-align="justify" draw:textarea-vertical-align="middle" draw:auto-grow-height="false" fo:min-height="5.75cm" fo:min-width="12.5cm"/>
    </style:style>
    <style:style style:name="gr2" style:family="graphic" style:parent-style-name="Default_20_Drawing_20_Style_5f_1">
      <style:graphic-properties draw:stroke="none" svg:stroke-color="#000000" draw:fill="none" draw:fill-color="#ffffff" draw:textarea-horizontal-align="left" draw:textarea-vertical-align="bottom" draw:auto-grow-height="true" draw:auto-grow-width="false" fo:min-height="7.174cm" fo:min-width="0cm"/>
      <style:paragraph-properties style:writing-mode="lr-tb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fbe54"/>
      <style:paragraph-properties fo:text-align="center"/>
    </style:style>
    <style:style style:name="P2" style:family="paragraph">
      <style:paragraph-properties fo:text-align="end"/>
      <style:text-properties style:font-name="Segoe UI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Segoe UI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3cm" svg:height="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5cm" svg:height="7.424cm" svg:x="7.5cm" svg:y="-1.75cm">
          <draw:text-box>
            <text:p text:style-name="P2"><text:span text:style-name="T1"/></text:p>
            <text:p text:style-name="P2"><text:span text:style-name="T2">과학 계산</text:span></text:p>
            <text:p text:style-name="P2"><text:span text:style-name="T1">Library</text:span></text:p>
          </draw:text-box>
        </draw:frame>
        <draw:frame draw:style-name="gr3" draw:text-style-name="P4" draw:layer="layout" svg:width="6.881cm" svg:height="2.668cm" svg:x="0.519cm" svg:y="0.774cm">
          <draw:image xlink:href="Pictures/100041D100002858000010200FC4E98F028F669F.svg" xlink:type="simple" xlink:show="embed" xlink:actuate="onLoad" draw:mime-type="image/svg+xml">
            <text:p/>
          </draw:image>
          <draw:image xlink:href="Pictures/10000201000001860000009C2097C46D40B27CA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명조" svg:font-family="나눔명조" style:font-family-generic="roman" style:font-pitch="variable"/>
    <style:font-face style:name="나눔바른고딕" svg:font-family="나눔바른고딕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나눔고딕1" svg:font-family="나눔고딕" style:font-family-generic="system" style:font-pitch="variable"/>
    <style:font-face style:name="나눔명조1" svg:font-family="나눔명조" style:font-family-generic="system" style:font-pitch="variable"/>
    <style:font-face style:name="나눔바른고딕1" svg:font-family="나눔바른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바른고딕" fo:font-family="나눔바른고딕" style:font-family-generic="roman" style:font-pitch="variable" fo:font-size="18pt" fo:font-style="normal" fo:text-shadow="none" style:text-underline-style="none" fo:font-weight="normal" style:letter-kerning="true" style:font-name-asian="나눔바른고딕1" style:font-family-asian="나눔바른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8T22:54:56.954000000</meta:creation-date>
    <dc:date>2021-12-28T22:57:26.852000000</dc:date>
    <meta:editing-duration>PT2M30S</meta:editing-duration>
    <meta:editing-cycles>1</meta:editing-cycles>
    <meta:document-statistic meta:object-count="3"/>
    <meta:generator>LibreOffice/7.1.4.2$Windows_X86_64 LibreOffice_project/a529a4fab45b75fefc5b6226684193eb000654f6</meta:generator>
  </office:meta>
</office:document-meta>
</file>